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vertical-align="middle"/>
    </style:style>
    <style:style style:name="gr2" style:family="graphic" style:parent-style-name="standard">
      <style:graphic-properties draw:fill="solid" draw:fill-color="#9999ff" draw:textarea-vertical-align="middl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6" style:family="graphic" style:parent-style-name="standard">
      <style:graphic-properties draw:fill="solid" draw:fill-color="#ffcc99" draw:textarea-vertical-align="middle"/>
    </style:style>
    <style:style style:name="gr7" style:family="graphic" style:parent-style-name="standard">
      <style:graphic-properties draw:fill="solid" draw:fill-color="#cfe7f5" draw:textarea-vertical-align="middl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1cm"/>
    </style:style>
    <style:style style:name="gr1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99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solid" draw:fill-color="#ff336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101cm" svg:height="4.6cm" svg:x="11.099cm" svg:y="12cm">
          <text:p/>
        </draw:rect>
        <draw:rect draw:style-name="gr1" draw:text-style-name="P1" draw:layer="layout" svg:width="36.1cm" svg:height="10.8cm" svg:x="4.2cm" svg:y="-0.5cm">
          <text:p/>
        </draw:rect>
        <draw:rect draw:style-name="gr2" draw:text-style-name="P1" draw:layer="layout" svg:width="5.4cm" svg:height="4.6cm" svg:x="-3cm" svg:y="0.999cm">
          <text:p text:style-name="P1">MIDI <text:s text:c="12"/></text:p>
          <text:p text:style-name="P1">Interpreter <text:s text:c="12"/></text:p>
        </draw:rect>
        <draw:rect draw:style-name="gr2" draw:text-style-name="P1" draw:layer="layout" svg:width="3.999cm" svg:height="2.3cm" svg:x="7.1cm" svg:y="1cm">
          <text:p text:style-name="P1">LFO</text:p>
        </draw:rect>
        <draw:rect draw:style-name="gr2" draw:text-style-name="P1" xml:id="id13" draw:id="id13" draw:layer="layout" svg:width="11.9cm" svg:height="0.9cm" svg:x="12.1cm" svg:y="1cm">
          <text:p text:style-name="P1">Lead note sequencer</text:p>
        </draw:rect>
        <draw:rect draw:style-name="gr2" draw:text-style-name="P1" xml:id="id15" draw:id="id15" draw:layer="layout" svg:width="11.9cm" svg:height="0.9cm" svg:x="12.1cm" svg:y="1.9cm">
          <text:p text:style-name="P1">Lead gate/trigger sequencer</text:p>
        </draw:rect>
        <draw:rect draw:style-name="gr2" draw:text-style-name="P1" xml:id="id18" draw:id="id18" draw:layer="layout" svg:width="11.9cm" svg:height="0.9cm" svg:x="12.1cm" svg:y="4.3cm">
          <text:p text:style-name="P1">Bass note sequencer</text:p>
        </draw:rect>
        <draw:rect draw:style-name="gr2" draw:text-style-name="P1" xml:id="id20" draw:id="id20" draw:layer="layout" svg:width="11.9cm" svg:height="0.9cm" svg:x="12.1cm" svg:y="5.2cm">
          <text:p text:style-name="P1">Bass gate/trigger sequencer</text:p>
        </draw:rect>
        <draw:rect draw:style-name="gr2" draw:text-style-name="P1" xml:id="id23" draw:id="id23" draw:layer="layout" svg:width="11.9cm" svg:height="0.9cm" svg:x="12.1cm" svg:y="7.8cm">
          <text:p text:style-name="P1">Drums note sequencer</text:p>
        </draw:rect>
        <draw:rect draw:style-name="gr2" draw:text-style-name="P1" xml:id="id26" draw:id="id26" draw:layer="layout" svg:width="11.9cm" svg:height="0.9cm" svg:x="12.1cm" svg:y="8.7cm">
          <text:p text:style-name="P1">Drums gate/trigger sequencer</text:p>
        </draw:rect>
        <draw:rect draw:style-name="gr2" draw:text-style-name="P2" xml:id="id30" draw:id="id30" draw:layer="layout" svg:width="1.6cm" svg:height="0.7cm" svg:x="0.8cm" svg:y="2.2cm">
          <text:p text:style-name="P2">Note</text:p>
        </draw:rect>
        <draw:rect draw:style-name="gr2" draw:text-style-name="P2" xml:id="id31" draw:id="id31" draw:layer="layout" svg:width="1.6cm" svg:height="0.7cm" svg:x="0.8cm" svg:y="3.4cm">
          <text:p text:style-name="P2">Trigger</text:p>
        </draw:rect>
        <draw:custom-shape draw:style-name="gr3" draw:text-style-name="P3" xml:id="id2" draw:id="id2" draw:layer="layout" svg:width="1cm" svg:height="0.7cm" svg:x="4.3cm" svg:y="1cm">
          <text:p text:style-name="P1"><text:span text:style-name="T1">not</text:span></text:p>
          <draw:enhanced-geometry svg:viewBox="0 0 21600 21600" draw:type="rectangle" draw:enhanced-path="M 0 0 L 21600 0 21600 21600 0 21600 0 0 Z N"/>
        </draw:custom-shape>
        <draw:rect draw:style-name="gr2" draw:text-style-name="P2" xml:id="id3" draw:id="id3" draw:layer="layout" svg:width="1.6cm" svg:height="0.7cm" svg:x="7.1cm" svg:y="1cm">
          <text:p text:style-name="P2">Reset</text:p>
        </draw:rect>
        <draw:rect draw:style-name="gr2" draw:text-style-name="P2" xml:id="id5" draw:id="id5" draw:layer="layout" svg:width="1.6cm" svg:height="0.7cm" svg:x="7.1cm" svg:y="2.6cm">
          <text:p text:style-name="P2">Speed</text:p>
        </draw:rect>
        <draw:connector draw:style-name="gr4" draw:text-style-name="P1" draw:layer="layout" svg:x1="2.4cm" svg:y1="1.35cm" svg:x2="4.3cm" svg:y2="1.35cm" draw:start-shape="id1" draw:start-glue-point="1" draw:end-shape="id2" draw:end-glue-point="3" svg:d="m2400 1350h1900">
          <text:p/>
        </draw:connector>
        <draw:connector draw:style-name="gr4" draw:text-style-name="P1" draw:layer="layout" svg:x1="5.3cm" svg:y1="1.35cm" svg:x2="7.1cm" svg:y2="1.35cm" draw:start-shape="id2" draw:start-glue-point="1" draw:end-shape="id3" svg:d="m5300 1350h1800">
          <text:p/>
        </draw:connector>
        <draw:connector draw:style-name="gr4" draw:text-style-name="P1" draw:layer="layout" svg:x1="5.95cm" svg:y1="3.401cm" svg:x2="7.1cm" svg:y2="2.95cm" draw:start-shape="id4" draw:start-glue-point="0" draw:end-shape="id5" draw:end-glue-point="3" svg:d="m5950 3401v-451h1150">
          <text:p/>
        </draw:connector>
        <draw:frame draw:style-name="gr5" draw:text-style-name="P4" xml:id="id4" draw:id="id4" draw:layer="layout" svg:width="3.499cm" svg:height="1.199cm" svg:x="4.201cm" svg:y="3.401cm">
          <draw:text-box>
            <text:p><text:span text:style-name="T2">Const.</text:span></text:p>
            <text:p><text:span text:style-name="T2">Playback speed</text:span></text:p>
          </draw:text-box>
        </draw:frame>
        <draw:rect draw:style-name="gr2" draw:text-style-name="P2" xml:id="id6" draw:id="id6" draw:layer="layout" svg:width="1.6cm" svg:height="0.7cm" svg:x="9.5cm" svg:y="1cm">
          <text:p text:style-name="P2">Tick each</text:p>
          <text:p text:style-name="P2">cycle</text:p>
        </draw:rect>
        <draw:rect draw:style-name="gr2" draw:text-style-name="P2" draw:layer="layout" svg:width="1.6cm" svg:height="0.7cm" svg:x="9.5cm" svg:y="2.6cm">
          <text:p text:style-name="P2">Saw wave</text:p>
          <text:p text:style-name="P2">output</text:p>
        </draw:rect>
        <draw:rect draw:style-name="gr2" draw:text-style-name="P2" draw:layer="layout" svg:width="1.6cm" svg:height="0.7cm" svg:x="12.1cm" svg:y="1.1cm">
          <text:p text:style-name="P2">Advance</text:p>
          <text:p text:style-name="P2">One step</text:p>
        </draw:rect>
        <draw:rect draw:style-name="gr2" draw:text-style-name="P2" draw:layer="layout" svg:width="1.6cm" svg:height="0.7cm" svg:x="12.099cm" svg:y="1.099cm">
          <text:p text:style-name="P2">Advance</text:p>
          <text:p text:style-name="P2">One step</text:p>
        </draw:rect>
        <draw:rect draw:style-name="gr2" draw:text-style-name="P2" xml:id="id8" draw:id="id8" draw:layer="layout" svg:width="1.6cm" svg:height="0.7cm" svg:x="12.1cm" svg:y="2cm">
          <text:p text:style-name="P2">Advance</text:p>
          <text:p text:style-name="P2">One step</text:p>
        </draw:rect>
        <draw:rect draw:style-name="gr2" draw:text-style-name="P2" xml:id="id9" draw:id="id9" draw:layer="layout" svg:width="1.6cm" svg:height="0.7cm" svg:x="12.1cm" svg:y="4.4cm">
          <text:p text:style-name="P2">Advance</text:p>
          <text:p text:style-name="P2">One step</text:p>
        </draw:rect>
        <draw:rect draw:style-name="gr2" draw:text-style-name="P2" xml:id="id7" draw:id="id7" draw:layer="layout" svg:width="1.6cm" svg:height="0.7cm" svg:x="12.099cm" svg:y="1.099cm">
          <text:p text:style-name="P2">Advance</text:p>
          <text:p text:style-name="P2">One step</text:p>
        </draw:rect>
        <draw:rect draw:style-name="gr2" draw:text-style-name="P2" xml:id="id10" draw:id="id10" draw:layer="layout" svg:width="1.6cm" svg:height="0.7cm" svg:x="12.1cm" svg:y="5.3cm">
          <text:p text:style-name="P2">Advance</text:p>
          <text:p text:style-name="P2">One step</text:p>
        </draw:rect>
        <draw:rect draw:style-name="gr2" draw:text-style-name="P2" xml:id="id11" draw:id="id11" draw:layer="layout" svg:width="1.6cm" svg:height="0.7cm" svg:x="12.1cm" svg:y="7.9cm">
          <text:p text:style-name="P2">Advance</text:p>
          <text:p text:style-name="P2">One step</text:p>
        </draw:rect>
        <draw:rect draw:style-name="gr2" draw:text-style-name="P2" xml:id="id12" draw:id="id12" draw:layer="layout" svg:width="1.6cm" svg:height="0.7cm" svg:x="12.1cm" svg:y="8.8cm">
          <text:p text:style-name="P2">Advance</text:p>
          <text:p text:style-name="P2">One step</text:p>
        </draw:rect>
        <draw:connector draw:style-name="gr4" draw:text-style-name="P1" draw:layer="layout" svg:x1="11.1cm" svg:y1="1.35cm" svg:x2="12.099cm" svg:y2="1.449cm" draw:start-shape="id6" draw:start-glue-point="1" draw:end-shape="id7" draw:end-glue-point="3" svg:d="m11100 1350h500v99h499">
          <text:p/>
        </draw:connector>
        <draw:connector draw:style-name="gr4" draw:text-style-name="P1" draw:layer="layout" draw:line-skew="0cm 0.901cm 2.601cm" svg:x1="11.1cm" svg:y1="1.35cm" svg:x2="12.1cm" svg:y2="2.35cm" draw:start-shape="id6" draw:start-glue-point="1" draw:end-shape="id8" draw:end-glue-point="3" svg:d="m11100 1350h501v50h-1v950h500">
          <text:p/>
        </draw:connector>
        <draw:connector draw:style-name="gr4" draw:text-style-name="P1" draw:layer="layout" svg:x1="11.1cm" svg:y1="1.35cm" svg:x2="12.1cm" svg:y2="4.75cm" draw:start-shape="id6" draw:start-glue-point="1" draw:end-shape="id9" draw:end-glue-point="3" svg:d="m11100 1350h501v1700h-2v1700h501">
          <text:p/>
        </draw:connector>
        <draw:connector draw:style-name="gr4" draw:text-style-name="P1" draw:layer="layout" svg:x1="11.1cm" svg:y1="1.35cm" svg:x2="12.1cm" svg:y2="5.65cm" draw:start-shape="id6" draw:start-glue-point="1" draw:end-shape="id10" draw:end-glue-point="3" svg:d="m11100 1350h501v2150h-2v2150h501">
          <text:p/>
        </draw:connector>
        <draw:connector draw:style-name="gr4" draw:text-style-name="P1" draw:layer="layout" svg:x1="11.1cm" svg:y1="1.35cm" svg:x2="12.1cm" svg:y2="8.25cm" draw:start-shape="id6" draw:start-glue-point="1" draw:end-shape="id11" draw:end-glue-point="3" svg:d="m11100 1350h501v3450h-2v3450h501">
          <text:p/>
        </draw:connector>
        <draw:connector draw:style-name="gr4" draw:text-style-name="P1" draw:layer="layout" svg:x1="11.1cm" svg:y1="1.35cm" svg:x2="12.1cm" svg:y2="9.15cm" draw:start-shape="id6" draw:start-glue-point="1" draw:end-shape="id12" draw:end-glue-point="3" svg:d="m11100 1350h501v3900h-2v3900h501">
          <text:p/>
        </draw:connector>
        <draw:rect draw:style-name="gr6" draw:text-style-name="P1" draw:layer="layout" svg:width="7.8cm" svg:height="2.8cm" svg:x="25.4cm" svg:y="1cm">
          <text:p text:style-name="P1">Raw synth</text:p>
        </draw:rect>
        <draw:rect draw:style-name="gr6" draw:text-style-name="P2" xml:id="id14" draw:id="id14" draw:layer="layout" svg:width="1.6cm" svg:height="0.7cm" svg:x="25.4cm" svg:y="1.1cm">
          <text:p text:style-name="P2">Note</text:p>
        </draw:rect>
        <draw:rect draw:style-name="gr6" draw:text-style-name="P2" xml:id="id16" draw:id="id16" draw:layer="layout" svg:width="1.6cm" svg:height="0.7cm" svg:x="25.4cm" svg:y="2cm">
          <text:p text:style-name="P2">Gate</text:p>
        </draw:rect>
        <draw:rect draw:style-name="gr6" draw:text-style-name="P2" xml:id="id17" draw:id="id17" draw:layer="layout" svg:width="1.6cm" svg:height="0.7cm" svg:x="25.399cm" svg:y="2.899cm">
          <text:p text:style-name="P2">Trigger</text:p>
        </draw:rect>
        <draw:rect draw:style-name="gr6" draw:text-style-name="P1" draw:layer="layout" svg:width="7.8cm" svg:height="2.8cm" svg:x="25.401cm" svg:y="4.3cm">
          <text:p text:style-name="P1">Filter synth</text:p>
        </draw:rect>
        <draw:rect draw:style-name="gr6" draw:text-style-name="P2" xml:id="id19" draw:id="id19" draw:layer="layout" svg:width="1.6cm" svg:height="0.7cm" svg:x="25.401cm" svg:y="4.4cm">
          <text:p text:style-name="P2">Note</text:p>
        </draw:rect>
        <draw:rect draw:style-name="gr6" draw:text-style-name="P2" xml:id="id21" draw:id="id21" draw:layer="layout" svg:width="1.6cm" svg:height="0.7cm" svg:x="25.401cm" svg:y="5.3cm">
          <text:p text:style-name="P2">Gate</text:p>
        </draw:rect>
        <draw:rect draw:style-name="gr6" draw:text-style-name="P2" xml:id="id22" draw:id="id22" draw:layer="layout" svg:width="1.6cm" svg:height="0.7cm" svg:x="25.4cm" svg:y="6.199cm">
          <text:p text:style-name="P2">Trigger</text:p>
        </draw:rect>
        <draw:connector draw:style-name="gr4" draw:text-style-name="P1" draw:layer="layout" svg:x1="24cm" svg:y1="1.45cm" svg:x2="25.4cm" svg:y2="1.45cm" draw:start-shape="id13" draw:start-glue-point="1" draw:end-shape="id14" svg:d="m24000 1450h1400">
          <text:p/>
        </draw:connector>
        <draw:connector draw:style-name="gr4" draw:text-style-name="P1" draw:layer="layout" svg:x1="24cm" svg:y1="2.35cm" svg:x2="25.4cm" svg:y2="2.35cm" draw:start-shape="id15" draw:start-glue-point="1" draw:end-shape="id16" draw:end-glue-point="3" svg:d="m24000 2350h1400">
          <text:p/>
        </draw:connector>
        <draw:connector draw:style-name="gr4" draw:text-style-name="P1" draw:layer="layout" svg:x1="24cm" svg:y1="2.35cm" svg:x2="25.399cm" svg:y2="3.249cm" draw:start-shape="id15" draw:start-glue-point="1" draw:end-shape="id17" draw:end-glue-point="3" svg:d="m24000 2350h700v899h699">
          <text:p/>
        </draw:connector>
        <draw:connector draw:style-name="gr4" draw:text-style-name="P1" draw:layer="layout" svg:x1="24cm" svg:y1="4.75cm" svg:x2="25.401cm" svg:y2="4.75cm" draw:start-shape="id18" draw:start-glue-point="1" draw:end-shape="id19" draw:end-glue-point="3" svg:d="m24000 4750h1401">
          <text:p/>
        </draw:connector>
        <draw:connector draw:style-name="gr4" draw:text-style-name="P1" draw:layer="layout" svg:x1="24cm" svg:y1="5.65cm" svg:x2="25.401cm" svg:y2="5.65cm" draw:start-shape="id20" draw:start-glue-point="1" draw:end-shape="id21" draw:end-glue-point="3" svg:d="m24000 5650h1401">
          <text:p/>
        </draw:connector>
        <draw:connector draw:style-name="gr4" draw:text-style-name="P1" draw:layer="layout" svg:x1="24cm" svg:y1="5.65cm" svg:x2="25.4cm" svg:y2="6.549cm" draw:start-shape="id20" draw:start-glue-point="1" draw:end-shape="id22" draw:end-glue-point="3" svg:d="m24000 5650h700v899h700">
          <text:p/>
        </draw:connector>
        <draw:rect draw:style-name="gr2" draw:text-style-name="P1" draw:layer="layout" svg:width="7.8cm" svg:height="1.8cm" svg:x="27.5cm" svg:y="7.8cm">
          <text:p text:style-name="P1">Wave file player</text:p>
        </draw:rect>
        <draw:rect draw:style-name="gr2" draw:text-style-name="P2" xml:id="id25" draw:id="id25" draw:layer="layout" svg:width="1.6cm" svg:height="0.7cm" svg:x="27.5cm" svg:y="7.9cm">
          <text:p text:style-name="P2">Wave-</text:p>
          <text:p text:style-name="P2">file</text:p>
        </draw:rect>
        <draw:rect draw:style-name="gr2" draw:text-style-name="P2" xml:id="id27" draw:id="id27" draw:layer="layout" svg:width="1.6cm" svg:height="0.7cm" svg:x="27.5cm" svg:y="8.8cm">
          <text:p text:style-name="P2">Play</text:p>
        </draw:rect>
        <draw:rect draw:style-name="gr6" draw:text-style-name="P2" draw:layer="layout" svg:width="1.6cm" svg:height="0.7cm" svg:x="31.6cm" svg:y="5.4cm">
          <text:p text:style-name="P2">Output</text:p>
        </draw:rect>
        <draw:rect draw:style-name="gr6" draw:text-style-name="P2" xml:id="id33" draw:id="id33" draw:layer="layout" svg:width="1.6cm" svg:height="0.7cm" svg:x="31.599cm" svg:y="5.399cm">
          <text:p text:style-name="P2">Output</text:p>
        </draw:rect>
        <draw:rect draw:style-name="gr6" draw:text-style-name="P2" xml:id="id36" draw:id="id36" draw:layer="layout" svg:width="1.6cm" svg:height="0.7cm" svg:x="31.6cm" svg:y="2cm">
          <text:p text:style-name="P2">Output</text:p>
        </draw:rect>
        <draw:rect draw:style-name="gr2" draw:text-style-name="P2" xml:id="id35" draw:id="id35" draw:layer="layout" svg:width="1.6cm" svg:height="0.7cm" svg:x="33.7cm" svg:y="8.3cm">
          <text:p text:style-name="P2">Output</text:p>
        </draw:rect>
        <draw:rect draw:style-name="gr7" draw:text-style-name="P5" xml:id="id24" draw:id="id24" draw:layer="layout" svg:width="2.3cm" svg:height="1.2cm" svg:x="24.9cm" svg:y="7.4cm">
          <text:p text:style-name="P5"><text:span text:style-name="T2">Wave-file</text:span></text:p>
          <text:p text:style-name="P5"><text:span text:style-name="T2">array</text:span></text:p>
        </draw:rect>
        <draw:connector draw:style-name="gr4" draw:text-style-name="P1" draw:layer="layout" svg:x1="24cm" svg:y1="8.25cm" svg:x2="24.9cm" svg:y2="8cm" draw:start-shape="id23" draw:start-glue-point="1" draw:end-shape="id24" draw:end-glue-point="3" svg:d="m24000 8250h450v-250h450">
          <text:p/>
        </draw:connector>
        <draw:connector draw:style-name="gr4" draw:text-style-name="P1" draw:layer="layout" svg:x1="27.2cm" svg:y1="8cm" svg:x2="27.5cm" svg:y2="8.25cm" draw:start-shape="id24" draw:start-glue-point="1" draw:end-shape="id25" draw:end-glue-point="3" svg:d="m27200 8000h150v250h150">
          <text:p/>
        </draw:connector>
        <draw:connector draw:style-name="gr4" draw:text-style-name="P1" draw:layer="layout" svg:x1="24cm" svg:y1="9.15cm" svg:x2="27.5cm" svg:y2="9.15cm" draw:start-shape="id26" draw:start-glue-point="1" draw:end-shape="id27" draw:end-glue-point="3" svg:d="m24000 9150h3500">
          <text:p/>
        </draw:connector>
        <draw:rect draw:style-name="gr2" draw:text-style-name="P1" draw:layer="layout" svg:width="7.8cm" svg:height="1.8cm" svg:x="14.3cm" svg:y="13.4cm">
          <text:p text:style-name="P1">Wave file player</text:p>
        </draw:rect>
        <draw:rect draw:style-name="gr2" draw:text-style-name="P2" xml:id="id29" draw:id="id29" draw:layer="layout" svg:width="1.6cm" svg:height="0.7cm" svg:x="14.3cm" svg:y="13.5cm">
          <text:p text:style-name="P2">Wave-</text:p>
          <text:p text:style-name="P2">file</text:p>
        </draw:rect>
        <draw:rect draw:style-name="gr2" draw:text-style-name="P2" xml:id="id32" draw:id="id32" draw:layer="layout" svg:width="1.6cm" svg:height="0.7cm" svg:x="14.3cm" svg:y="14.4cm">
          <text:p text:style-name="P2">Play</text:p>
        </draw:rect>
        <draw:rect draw:style-name="gr2" draw:text-style-name="P2" xml:id="id41" draw:id="id41" draw:layer="layout" svg:width="1.6cm" svg:height="0.7cm" svg:x="20.5cm" svg:y="13.9cm">
          <text:p text:style-name="P2">Output</text:p>
        </draw:rect>
        <draw:rect draw:style-name="gr7" draw:text-style-name="P5" xml:id="id28" draw:id="id28" draw:layer="layout" svg:width="2.3cm" svg:height="1.2cm" svg:x="11.7cm" svg:y="13cm">
          <text:p text:style-name="P5"><text:span text:style-name="T2">Wave-file</text:span></text:p>
          <text:p text:style-name="P5"><text:span text:style-name="T2">array</text:span></text:p>
        </draw:rect>
        <draw:connector draw:style-name="gr4" draw:text-style-name="P1" draw:layer="layout" svg:x1="14cm" svg:y1="13.6cm" svg:x2="14.3cm" svg:y2="13.85cm" draw:start-shape="id28" draw:start-glue-point="1" draw:end-shape="id29" draw:end-glue-point="3" svg:d="m14000 13600h150v250h150">
          <text:p/>
        </draw:connector>
        <draw:connector draw:style-name="gr4" draw:text-style-name="P1" draw:layer="layout" draw:line-skew="-3.1cm" svg:x1="2.4cm" svg:y1="2.55cm" svg:x2="11.7cm" svg:y2="13.6cm" draw:start-shape="id30" draw:start-glue-point="1" draw:end-shape="id28" draw:end-glue-point="3" svg:d="m2400 2550h1550v11050h7750">
          <text:p/>
        </draw:connector>
        <draw:connector draw:style-name="gr4" draw:text-style-name="P1" draw:layer="layout" draw:line-skew="-5.3cm" svg:x1="2.4cm" svg:y1="3.75cm" svg:x2="14.3cm" svg:y2="14.75cm" draw:start-shape="id31" draw:start-glue-point="1" draw:end-shape="id32" draw:end-glue-point="3" svg:d="m2400 3750h650v11000h11250">
          <text:p/>
        </draw:connector>
        <draw:custom-shape draw:style-name="gr8" draw:text-style-name="P1" xml:id="id34" draw:id="id34" draw:layer="layout" svg:width="1.8cm" svg:height="1.8cm" svg:x="34.9cm" svg:y="2.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3.199cm" svg:y1="5.749cm" svg:x2="34.9cm" svg:y2="3.2cm" draw:start-shape="id33" draw:start-glue-point="1" draw:end-shape="id34" draw:end-glue-point="6" svg:d="m33199 5749h851v-2549h850">
          <text:p/>
        </draw:connector>
        <draw:connector draw:style-name="gr4" draw:text-style-name="P1" draw:layer="layout" svg:x1="35.3cm" svg:y1="8.65cm" svg:x2="35.8cm" svg:y2="4.1cm" draw:start-shape="id35" draw:start-glue-point="1" draw:end-shape="id34" draw:end-glue-point="8" svg:d="m35300 8650h501v-2450h-1v-2100">
          <text:p/>
        </draw:connector>
        <draw:connector draw:style-name="gr4" draw:text-style-name="P1" draw:layer="layout" svg:x1="33.2cm" svg:y1="2.35cm" svg:x2="35.8cm" svg:y2="2.3cm" draw:start-shape="id36" draw:start-glue-point="1" draw:end-shape="id34" draw:end-glue-point="4" svg:d="m33200 2350h850v-551h1750v501">
          <text:p/>
        </draw:connector>
        <draw:custom-shape draw:style-name="gr9" draw:text-style-name="P1" xml:id="id40" draw:id="id40" draw:layer="layout" svg:width="4.099cm" svg:height="1.4cm" draw:transform="rotate (1.5707963267946) translate (38.4cm 6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xml:id="id37" draw:id="id37" draw:layer="layout" svg:width="0.68cm" svg:height="0.963cm" svg:x="38.4cm" svg:y="2.737cm">
          <draw:text-box>
            <text:p><text:s/></text:p>
          </draw:text-box>
        </draw:frame>
        <draw:connector draw:style-name="gr4" draw:text-style-name="P1" draw:layer="layout" svg:x1="36.7cm" svg:y1="3.2cm" svg:x2="38.4cm" svg:y2="3.218cm" draw:start-shape="id34" draw:end-shape="id37" draw:end-glue-point="3" svg:d="m36700 3200h850v18h850">
          <text:p/>
        </draw:connector>
        <draw:frame draw:style-name="gr10" xml:id="id39" draw:id="id39" draw:layer="layout" svg:width="0.68cm" svg:height="0.963cm" svg:x="38.4cm" svg:y="4.737cm">
          <draw:text-box>
            <text:p><text:s/></text:p>
          </draw:text-box>
        </draw:frame>
        <draw:connector draw:style-name="gr4" draw:text-style-name="P1" draw:layer="layout" svg:x1="37cm" svg:y1="5.218cm" svg:x2="38.4cm" svg:y2="5.218cm" draw:start-shape="id38" draw:start-glue-point="1" draw:end-shape="id39" draw:end-glue-point="3" svg:d="m37000 5218h1400">
          <text:p/>
        </draw:connector>
        <draw:frame draw:style-name="gr11" xml:id="id38" draw:id="id38" draw:layer="layout" svg:width="0.1cm" svg:height="0.963cm" svg:x="36.9cm" svg:y="4.737cm">
          <draw:text-box>
            <text:p>0</text:p>
          </draw:text-box>
        </draw:frame>
        <draw:connector draw:style-name="gr4" draw:text-style-name="P1" draw:layer="layout" svg:x1="1.6cm" svg:y1="1cm" svg:x2="39.101cm" svg:y2="2.714cm" draw:start-shape="id1" draw:start-glue-point="0" draw:end-shape="id40" draw:end-glue-point="4" svg:d="m1600 1000v-501h37501v2215">
          <text:p/>
        </draw:connector>
        <draw:rect draw:style-name="gr2" draw:text-style-name="P2" xml:id="id1" draw:id="id1" draw:layer="layout" svg:width="1.6cm" svg:height="0.7cm" svg:x="0.8cm" svg:y="1cm">
          <text:p text:style-name="P2">Playing</text:p>
        </draw:rect>
        <draw:custom-shape draw:style-name="gr8" draw:text-style-name="P1" xml:id="id42" draw:id="id42" draw:layer="layout" svg:width="1.8cm" svg:height="1.8cm" svg:x="24.1cm" svg:y="13.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2.1cm" svg:y1="14.25cm" svg:x2="24.1cm" svg:y2="14.3cm" draw:start-shape="id41" draw:start-glue-point="1" draw:end-shape="id42" draw:end-glue-point="6" svg:d="m22100 14250h1000v50h1000">
          <text:p/>
        </draw:connector>
        <draw:connector draw:style-name="gr4" draw:text-style-name="P1" draw:layer="layout" draw:line-skew="-2.399cm" svg:x1="39.8cm" svg:y1="4.251cm" svg:x2="25.9cm" svg:y2="14.3cm" draw:start-shape="id40" draw:start-glue-point="5" draw:end-shape="id42" draw:end-glue-point="10" svg:d="m39800 4251h800v10049h-14700">
          <text:p/>
        </draw:connector>
        <draw:custom-shape draw:style-name="gr12" draw:text-style-name="P1" xml:id="id43" draw:id="id43" draw:layer="layout" svg:width="5.2cm" svg:height="3.5cm" svg:x="22.4cm" svg:y="18.1cm">
          <text:p text:style-name="P1">Output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svg:x1="25cm" svg:y1="15.2cm" svg:x2="25cm" svg:y2="18.1cm" draw:start-shape="id42" draw:start-glue-point="8" draw:end-shape="id43" draw:end-glue-point="4" svg:d="m25000 15200v2900">
          <text:p/>
        </draw:connector>
        <draw:rect draw:style-name="gr2" draw:text-style-name="P2" xml:id="id45" draw:id="id45" draw:layer="layout" svg:width="1.6cm" svg:height="0.7cm" svg:x="-3cm" svg:y="1cm">
          <text:p text:style-name="P2">FIFO</text:p>
          <text:p text:style-name="P2">buffer</text:p>
        </draw:rect>
        <draw:ellipse draw:style-name="gr7" draw:text-style-name="P1" xml:id="id44" draw:id="id44" draw:layer="layout" svg:width="4cm" svg:height="2.1cm" svg:x="-8.2cm" svg:y="2cm">
          <text:p text:style-name="P1">FIFO</text:p>
          <text:p text:style-name="P1">Buffer</text:p>
        </draw:ellipse>
        <draw:connector draw:style-name="gr4" draw:text-style-name="P1" draw:layer="layout" svg:x1="-4.2cm" svg:y1="3.05cm" svg:x2="-3cm" svg:y2="1.35cm" draw:start-shape="id44" draw:start-glue-point="1" draw:end-shape="id45" draw:end-glue-point="3" svg:d="m-4200 3050h601v-1700h599">
          <text:p/>
        </draw:connector>
        <draw:custom-shape draw:style-name="gr12" draw:text-style-name="P1" xml:id="id46" draw:id="id46" draw:layer="layout" svg:width="3.5cm" svg:height="1.8cm" svg:x="-7.9cm" svg:y="-1.2cm">
          <text:p text:style-name="P1">SPI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svg:x1="-6.15cm" svg:y1="0.6cm" svg:x2="-6.2cm" svg:y2="2cm" draw:start-shape="id46" draw:start-glue-point="6" draw:end-shape="id44" draw:end-glue-point="0" svg:d="m-6150 600v700h-50v700">
          <text:p/>
        </draw:connector>
        <draw:rect draw:style-name="gr13" draw:text-style-name="P1" draw:layer="layout" svg:width="5.2cm" svg:height="1.5cm" svg:x="4.2cm" svg:y="-2cm">
          <text:p text:style-name="P1">Music</text:p>
        </draw:rect>
        <draw:rect draw:style-name="gr13" draw:text-style-name="P1" draw:layer="layout" svg:width="5.2cm" svg:height="1.5cm" svg:x="11.1cm" svg:y="10.5cm">
          <text:p text:style-name="P1">Game sounds</text:p>
        </draw:rect>
        <draw:rect draw:style-name="gr14" draw:text-style-name="P1" draw:layer="layout" svg:width="8.6cm" svg:height="1.4cm" svg:x="-8.6cm" svg:y="6.8cm">
          <text:p text:style-name="P1">Function not part of synth_lib</text:p>
        </draw:rect>
        <draw:rect draw:style-name="gr2" draw:text-style-name="P1" draw:layer="layout" svg:width="8.6cm" svg:height="1.4cm" svg:x="-8.6cm" svg:y="8.3cm">
          <text:p text:style-name="P1">Native module from synth_lib</text:p>
        </draw:rect>
        <draw:rect draw:style-name="gr6" draw:text-style-name="P1" draw:layer="layout" svg:width="8.6cm" svg:height="1.4cm" svg:x="-8.6cm" svg:y="9.8cm">
          <text:p text:style-name="P1">Container for synth_lib module</text:p>
        </draw:rect>
        <draw:rect draw:style-name="gr15" draw:text-style-name="P1" draw:layer="layout" svg:width="8.6cm" svg:height="1.4cm" svg:x="-8.6cm" svg:y="11.3cm">
          <text:p text:style-name="P1">Function from the HIL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7T11:30:30.69</meta:creation-date>
    <dc:date>2013-06-27T12:32:52.06</dc:date>
    <meta:editing-duration>PT31M36S</meta:editing-duration>
    <meta:editing-cycles>2</meta:editing-cycles>
    <meta:generator>OpenOffice.org/3.4.1$Win32 OpenOffice.org_project/341m1$Build-9593</meta:generator>
    <meta:document-statistic meta:object-count="96"/>
  </office:meta>
</office:document-meta>
</file>